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8.1</text:p>
      <text:p text:style-name="Normalny"><draw:frame draw:style-name="a0" draw:name="Obraz 1" text:anchor-type="as-char" svg:x="0in" svg:y="0in" svg:width="6.3in" svg:height="0.79236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8.2</text:p>
      <text:p text:style-name="Normalny"><draw:frame draw:style-name="a1" draw:name="Obraz 1" text:anchor-type="as-char" svg:x="0in" svg:y="0in" svg:width="2.47521in" svg:height="2.6919in" style:rel-width="scale" style:rel-height="scale"><draw:image xlink:href="media/image2.png" xlink:type="simple" xlink:show="embed" xlink:actuate="onLoad"/><svg:title/><svg:desc/></draw:frame></text:p>
      <text:p text:style-name="Normalny"/>
      <text:p text:style-name="Normalny">8.3</text:p>
      <text:p text:style-name="Normalny"/>
      <text:p text:style-name="Normalny"><draw:frame draw:style-name="a2" draw:name="Obraz 1" text:anchor-type="as-char" svg:x="0in" svg:y="0in" svg:width="3.39196in" svg:height="1.89183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ański Wiktor</meta:initial-creator>
    <dc:creator>Szymański Wiktor</dc:creator>
    <meta:creation-date>2026-03-17T20:21:00Z</meta:creation-date>
    <dc:date>2026-03-17T20:22:00Z</dc:date>
    <meta:template xlink:href="Normal" xlink:type="simple"/>
    <meta:editing-cycles>1</meta:editing-cycles>
    <meta:editing-duration>PT60S</meta:editing-duration>
    <meta:document-statistic meta:page-count="1" meta:paragraph-count="1" meta:word-count="3" meta:character-count="22" meta:row-count="1" meta:non-whitespace-character-count="20"/>
  </office:meta>
</office:document-meta>
</file>